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/>
    </style:style>
    <style:style style:name="P6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P7" style:parent-style-name="Standard" style:family="paragraph">
      <style:paragraph-properties fo:text-align="center"/>
      <style:text-properties fo:font-weight="bold" style:font-weight-asian="bold" fo:font-size="14pt" style:font-size-asian="14pt"/>
    </style:style>
    <style:style style:name="P8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P9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10" style:parent-style-name="Standard" style:list-style-name="LFO1" style:family="paragraph">
      <style:paragraph-properties fo:margin-top="0.0694in" fo:margin-bottom="0.0694in" fo:line-height="100%"/>
    </style:style>
    <style:style style:name="T11" style:parent-style-name="Absatz-Standardschriftart" style:family="text"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P12" style:parent-style-name="Standard" style:list-style-name="LFO1" style:family="paragraph">
      <style:paragraph-properties fo:margin-top="0.0694in" fo:margin-bottom="0.0694in" fo:line-height="100%"/>
    </style:style>
    <style:style style:name="T13" style:parent-style-name="Absatz-Standardschriftart" style:family="text"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T14" style:parent-style-name="Absatz-Standardschriftart" style:family="text"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T15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16" style:parent-style-name="Absatz-Standardschriftar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17" style:parent-style-name="Absatz-Standardschriftar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18" style:parent-style-name="Absatz-Standardschriftart" style:family="text">
      <style:text-properties style:font-name="Times New Roman" style:font-name-asian="Times New Roman" fo:color="#0000FF" fo:font-size="12pt" style:font-size-asian="12pt" style:font-size-complex="12pt" style:text-underline-type="single" style:text-underline-style="solid" style:text-underline-width="auto" style:text-underline-mode="continuous" style:language-asian="de" style:country-asian="DE"/>
    </style:style>
    <style:style style:name="T19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T20" style:parent-style-name="Absatz-Standardschriftart" style:family="text">
      <style:text-properties style:font-name="Times New Roman" style:font-name-asian="Times New Roman" fo:font-size="12pt" style:font-size-asian="12pt" style:font-size-complex="12pt" fo:background-color="#FFFF00" style:language-asian="de" style:country-asian="DE"/>
    </style:style>
    <style:style style:name="T21" style:parent-style-name="Absatz-Standardschriftart" style:family="text"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22" style:parent-style-name="Standard" style:list-style-name="LFO1" style:family="paragraph">
      <style:paragraph-properties fo:margin-top="0.0694in" fo:margin-bottom="0.0694in" fo:line-height="100%"/>
    </style:style>
    <style:style style:name="T23" style:parent-style-name="Absatz-Standardschriftart" style:family="text"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P24" style:parent-style-name="Standard" style:list-style-name="LFO1" style:family="paragraph">
      <style:paragraph-properties fo:margin-top="0.0694in" fo:margin-bottom="0.0694in" fo:line-height="100%"/>
    </style:style>
    <style:style style:name="T25" style:parent-style-name="Absatz-Standardschriftart" style:family="text"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P26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background-color="#00FF00" style:language-asian="de" style:country-asian="DE"/>
    </style:style>
    <style:style style:name="P27" style:parent-style-name="Standard" style:family="paragraph">
      <style:paragraph-properties fo:margin-top="0.0694in" fo:margin-bottom="0.0694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28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background-color="#FFFF00" style:language-asian="de" style:country-asian="DE"/>
    </style:style>
    <style:style style:name="P29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background-color="#FFFF00" style:language-asian="de" style:country-asian="DE"/>
    </style:style>
    <style:style style:name="P30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1" style:parent-style-name="Standard" style:list-style-name="LFO1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/>
    </style:style>
    <style:style style:name="P32" style:parent-style-name="Standard" style:family="paragraph">
      <style:paragraph-properties fo:text-align="center"/>
      <style:text-properties fo:font-weight="bold" style:font-weight-asian="bold" fo:font-size="14pt" style:font-size-asian="14pt"/>
    </style:style>
  </office:automatic-styles>
  <office:body>
    <office:text text:use-soft-page-breaks="true">
      <text:p text:style-name="P1">Projektphase / Stand:</text:p>
      <text:p text:style-name="P6"/>
      <text:p text:style-name="P7"/>
      <text:list text:style-name="LFO1" text:continue-numbering="true">
        <text:list-item>
          <text:p text:style-name="P8">Wahl des Projektthemas,<text:line-break/>Erstellung einer Grobbeschreibung (Text)<text:s/></text:p>
        </text:list-item>
        <text:list-item>
          <text:p text:style-name="P9">Konzeption und Projektplanung:<text:s/></text:p>
          <text:list text:continue-numbering="true">
            <text:list-item>
              <text:p text:style-name="P10"><text:span text:style-name="T11">Detaillierung der Grobbeschreibung für das Gesamtprojekt:</text:span></text:p>
            </text:list-item>
            <text:list-item>
              <text:p text:style-name="P12"><text:span text:style-name="T13">User</text:span><text:span text:style-name="T14"><text:s/>Stories</text:span><text:span text:style-name="T15">,<text:s/></text:span><text:a xlink:href="http://www.dfpug.de/konf/konf_1998/02_oop/d_crc/d_crc.htm" office:target-frame-name="_top" xlink:show="replace"><text:span text:style-name="T16">CRC-Ca</text:span><text:bookmark-start text:name="_Hlt357689147"/><text:bookmark-start text:name="_Hlt357689148"/><text:span text:style-name="T17">r</text:span><text:bookmark-end text:name="_Hlt357689147"/><text:bookmark-end text:name="_Hlt357689148"/><text:span text:style-name="T18">ds</text:span></text:a><text:span text:style-name="T19">,<text:s/></text:span><text:span text:style-name="T20">Aufteilung / Modularisierung</text:span><text:span text:style-name="T21"><text:s/>...</text:span></text:p>
            </text:list-item>
            <text:list-item>
              <text:p text:style-name="P22"><text:span text:style-name="T23">Erstellung eines Zeitplans</text:span></text:p>
            </text:list-item>
            <text:list-item>
              <text:p text:style-name="P24"><text:span text:style-name="T25">Detailplanung für die ersten 3 Wochen</text:span></text:p>
            </text:list-item>
          </text:list>
        </text:list-item>
        <text:list-item>
          <text:p text:style-name="P26">Teilprojekt / Prototyp erstellen<text:line-break/>begleitenden Dokumentation<text:s/>und Tests (JUnit!)<text:line-break/>(-&gt; Umsetzung von 2.)</text:p>
        </text:list-item>
      </text:list>
      <text:p text:style-name="P27"/>
      <text:list text:style-name="LFO1" text:continue-numbering="true">
        <text:list-item>
          <text:p text:style-name="P28">Kontrolle der Zwischenergebnisse</text:p>
        </text:list-item>
        <text:list-item>
          <text:p text:style-name="P29">Inkrementelle Erweiterung des fertigen Teilprojektes</text:p>
        </text:list-item>
        <text:list-item>
          <text:p text:style-name="P30">Vorstellung des Projekts (auch im Plenum),<text:line-break/>Abgabe von Code und Dokumentation</text:p>
        </text:list-item>
        <text:list-item>
          <text:p text:style-name="P31">Abschlußphase und Korrekturen</text:p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Kopfzeile" style:family="paragraph">
      <style:paragraph-properties>
        <style:tab-stops>
          <style:tab-stop style:type="left" style:position="2.0937in"/>
          <style:tab-stop style:type="center" style:position="3.15in"/>
          <style:tab-stop style:type="right" style:position="6.3in"/>
        </style:tab-stops>
      </style:paragraph-properties>
    </style:style>
    <style:style style:name="T3" style:parent-style-name="Absatz-Standardschriftart" style:family="text">
      <style:text-properties fo:font-weight="bold" style:font-weight-asian="bold" fo:font-size="13pt" style:font-size-asian="13pt"/>
    </style:style>
    <style:style style:name="T4" style:parent-style-name="Absatz-Standardschriftart" style:family="text">
      <style:text-properties fo:font-weight="bold" style:font-weight-asian="bold"/>
    </style:style>
    <style:style style:name="P5" style:parent-style-name="Kopfzeile" style:family="paragraph">
      <style:paragraph-properties>
        <style:tab-stops>
          <style:tab-stop style:type="left" style:position="2.0937in"/>
          <style:tab-stop style:type="center" style:position="3.15in"/>
          <style:tab-stop style:type="right" style:position="6.3in"/>
        </style:tab-stops>
      </style:paragraph-properties>
    </style:style>
  </office:automatic-styles>
  <office:master-styles>
    <style:master-page style:name="MP0" style:page-layout-name="PL0">
      <style:header>
        <text:p text:style-name="P2"><text:span text:style-name="T3"><text:tab/>Programmiertechnisches Praktikum(PTP) 2013</text:span><text:span text:style-name="T4"><text:tab/></text:span></text:p>
        <text:p text:style-name="P5"><text:tab/><text:tab/><text:tab/>Jonas Schmid, Niels Petersen</text:p>
        <text:p text:style-name="Kopfzeile"/>
      </style:header>
      <style:footer>
        <text:p text:style-name="Fußzeile"/>
        <text:p text:style-name="Fußzeile">Stand: 13.06.2013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1npeters</meta:initial-creator>
    <dc:creator>Niels Petersen</dc:creator>
    <meta:creation-date>2013-06-12T11:15:00Z</meta:creation-date>
    <dc:date>2013-07-03T13:29:00Z</dc:date>
    <meta:template xlink:href="Normal" xlink:type="simple"/>
    <meta:editing-cycles>2</meta:editing-cycles>
    <meta:editing-duration>PT0S</meta:editing-duration>
    <meta:document-statistic meta:page-count="1" meta:paragraph-count="1" meta:word-count="92" meta:character-count="673" meta:row-count="4" meta:non-whitespace-character-count="582"/>
  </office:meta>
</office:document-meta>
</file>